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vins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 YOGYAKART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o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DIE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MEULU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EU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EH TIM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EH UT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DI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EH BARAT D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YO LU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EH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EH TAMI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EH BES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EH TENGG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NER MERI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EH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HOKSEUMAW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EH BAR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GAN R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NG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NDA ACE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CEH SINGK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B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EH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BULUSSAL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IAS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NDAILING NATA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ABUHAN BATU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PANULI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IMALUNGU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NGK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RDANG BEDAG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APANULI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SAH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DANG LAW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DANG LAW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ABUHAN BATU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DANG SIDEMPU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OBA 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PANULI TENGA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UMBANG HASUNDU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IBOL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TU B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MATANG SIANTA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BUHAN BAT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ELI SERD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NUNGSITO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I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AR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IAS B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D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AKPAK BH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EBING TINGG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INJ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ANJUNG BAL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HARMASRAY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OLOK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IJUNJUNG (SAWAH LUNTO SIJUNJU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ASAMAN BAR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OLO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AS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NAH DATA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ADANG 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ESISIR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AD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WAH LUN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MA PULUH KOTO / KO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GA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AYAKUMBUH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UKITTINGG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DANG PANJ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EPULAUAN MENTAWA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DRAGIRI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UANTAN SINGING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LALAW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EKANBAR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KAN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ENGKALI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RAGIRI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OKAN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AMP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PULAUAN MERANT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DUMA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IAK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B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ANJUNG JABUNG BARA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UARO 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KERINC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RANGI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UNG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ANJUNG JABUNG TIMU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UNGAIPENU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ANG HA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ROLANGU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LEMB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HA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GAN KOMERING ULU TIMU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USI 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AGAR ALA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GAN KOMERING ULU SELAT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USI RAWA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UARA ENI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GAN KOMERING UL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GAN KOMERING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MPAT LAW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UBUK LINGGA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RABUMULIH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GAN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NGKULU TENGA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EJANG 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UKO MUK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AU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ENGKULU UTAR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EPAHI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ENGKULU SELAT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LUM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ENGKULU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AMPUNG UTA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WAY KAN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AMPUNG TENGAH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SUJI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RINGSEWU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AMPUNG TIMU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AMPUNG SELAT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ULANG BAWA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ULANG BAWA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ANGGAMU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AMPU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ESISIR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ESAWAR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ANDAR LAMPU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ET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ELITU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BELITUNG TIMU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ANGK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ANGKA SELATA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NGKA BARAT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ANGKAL PIN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NGKA TENGA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EPULAUAN ANAMB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NT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BATA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ANJUNG PIN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IMU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INGG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KARTA UTA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JAKARTA BAR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KARTA TIM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JAKARTA SELATA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AKARTA PUS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KEPULAUAN SERIBU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POK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KARAW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IREB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ANDU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KABUM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UMED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INDRAMAYU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JALENGK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KUNING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ASIKMALAY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IAMI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SUB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URWAKAR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OGO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KAS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RU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NGANDAR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IANJU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ANJA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ANDUNG BARA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MAH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URBALING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KEBUM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GE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LACAP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AT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BANJARNEG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O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REB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NYUMA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ONOSOB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G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URWORE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AT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UKOHAR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KARANGANY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KALON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EMA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YOLAL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OBO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MAR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EMA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MB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LAT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UDU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MANGGU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RAG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EP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WONOGIR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ND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URAKARTA (SOLO)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LATI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LEMA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NT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YOGYAKART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GUNUNG KID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KULON PROG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GRESI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KEDIR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AMP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ANGKAL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UMENEP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ITUBON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URABAY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JEMBE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AMEKAS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JOMB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ROBOLING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NYUWANG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ASURU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JONEGO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ONDOWOS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GE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UMAJ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AL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ITA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DOARJ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AMONG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ACI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ULUNGAGU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OJOKERT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DIU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NORO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GAW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GANJU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UB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RENGGALE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TU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ANG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ANDEGL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EBAK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NGERANG SELATA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ILEGO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KLUNGK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KARANGASEM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NG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BANA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IANY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D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JEMBRAN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ULELE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ENPAS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MATARAM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DOMPU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UMBAWA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UMBAW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OMBOK TENGAH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LOMBOK TIM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OMBOK UTAR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OMBOK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IM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MOR TENGAH SELAT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FLORES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LO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END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AGEK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KUPANG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KK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G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IMOR TENGAH UT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ELU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EMBA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MBA BARAT DAY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MBA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MBA TENGA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MBA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OTE NDA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NGGARAI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NGGARA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ABU RAIJ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NGGARAI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AND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ETAP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INT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KUBU RAY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PONTIAN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KAYONG UTAR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NGKAY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APUAS HUL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AMBA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INGKAW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NGG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ELAWI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EKAD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TAWARINGIN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UKAM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KOTAWARINGIN BARA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ARITO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KAPU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ULANG PIS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AMAND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RUY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ATING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ARITO SELAT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URUNG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BARITO UT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UNUNG M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PALANGKA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P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BANJAR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ULU SUNGAI TENGA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ABALONG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HULU SUNGAI UTAR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ALANG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NAH BUMB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ANJARMAS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OTA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ANAH LA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ULU SUNGAI SELAT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RITO KUAL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ANJAR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KUTAI BARAT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MARIND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PAS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KUTAI KARTANEG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BERAU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PENAJAM PASER UT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ONTANG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KUTAI TIMU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ALIKPAPAN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LINAU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UNU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BULUNGAN (BULONGAN)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ANA TIDUNG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ARA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OLAANG MONGONDOW (BOLMONG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OLAANG MONGONDOW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INAHASA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BITUNG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INAHAS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KEPULAUAN SANGIH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INAHASA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EPULAUAN TALAUD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KEPULAUAN SIAU TAGULANDANG BIARO (SITARO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NADO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OLAANG MONGONDOW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OLAANG MONGONDOW TIMUR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INAHASA TENGG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KOTAMOBAGU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OMOHO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ANGGAI KEPULAUAN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OLI-TO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RIGI MOUTONG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UOL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DONGGAL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POSO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OROWA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OJO UNA-UN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NGGA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G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LU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RO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WAJ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ON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PP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IDENRENG RAPPANG / RAP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AKAL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ARR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UWU TIMU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NJAI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ANGKAJENE KEPULAUAN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INR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JENEPONT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ALOP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ORAJA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UW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ULUKUMB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KASS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SELAYAR (KEPULAUAN SELAYAR)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ANA TORAJ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WU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NTA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OW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ENREK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REPAR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KOLAK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U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KONAWE SELATA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ENDAR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KONAWE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KONAWE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KOLAKA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UTO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OMBA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AKATOB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BAU-BAU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UTON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ORONTALO UTARA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ONE BOLANG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GORONTAL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BOALEM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HUWAT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JENE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MUJU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MUJU UTAR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POLEWALI MANDA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MAMAS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MALUKU TENGGARA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MALUKU TENGGAR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ERAM BAGIAN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LUKU TENGA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ERAM BAGIAN TIMUR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ALUKU BARAT DAY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O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BU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BURU SELATA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KEPULAUAN A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UAL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ALMAHERA BARAT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DORE KEPULAU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ERNATE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PULAU MOROTAI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KEPULAUAN SUL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ALMAHERA SELAT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ALMAHERA TENGA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ALMAHERA TIMUR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ALMAHERA UTAR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YAL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OGIY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SMAT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JAYAPU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ANI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PP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OLIKA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PUNCAK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GUNUNGAN BINTANG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AYAWI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NNY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DUG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IAK NUMFO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KEPULAUAN YAPEN (YAPEN WAROPEN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UNCAK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INTAN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WAROPEN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ABIR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IMIK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VEN DIGOEL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YAHUK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SARM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ERAUK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IYAI (DELIYAI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KEERO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UPIOR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MBERAMO R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AMBERAMO TENGA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AJA AMP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MANOKWARI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NOKWAR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KAIMAN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YBR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ORONG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K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EGUNUNGAN AR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AMBRAUW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ORONG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LUK WONDAM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ELUK BINTUN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table table:name="status_kedat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NI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portasi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Y SURYA MANIDIRI</text:p>
          </table:table-cell>
          <table:table-cell office:value-type="string" table:style-name="ce1">
            <text:p>Jl. Darussalam Selatan 1 No. 114, Kota Tangerang</text:p>
          </table:table-cell>
          <table:table-cell table:style-name="ce1"/>
          <table:table-cell office:value-type="string" table:style-name="ce3">
            <text:p>6281218128653</text:p>
          </table:table-cell>
          <table:table-cell office:value-type="string" table:style-name="ce1">
            <text:p>Tn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jenis_barang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si Kotak Komplit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dede</meta:initial-creator>
    <dc:creator>Muhammad Dede Nuraen</dc:creator>
    <meta:creation-date>2022-11-06T04:20:59Z</meta:creation-date>
    <dc:date>2022-11-25T07:20:25Z</dc:date>
  </office:meta>
</office:document-meta>
</file>